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node_count</text:p>
          </table:table-cell>
          <table:table-cell table:style-name="ce13" office:value-type="string" calcext:value-type="string">
            <text:p>ping_interval</text:p>
          </table:table-cell>
          <table:table-cell table:style-name="ce13" office:value-type="string" calcext:value-type="string">
            <text:p>distance_cm</text:p>
          </table:table-cell>
          <table:table-cell table:style-name="ce13" office:value-type="string" calcext:value-type="string">
            <text:p>local_sent_packets</text:p>
          </table:table-cell>
          <table:table-cell table:style-name="ce13" office:value-type="string" calcext:value-type="string">
            <text:p>remote_received_packets</text:p>
          </table:table-cell>
          <table:table-cell table:style-name="ce16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24" calcext:value-type="float">
            <text:p>1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33" calcext:value-type="float">
            <text:p>133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20" calcext:value-type="float">
            <text:p>12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84" calcext:value-type="float">
            <text:p>8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43" calcext:value-type="float">
            <text:p>143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28" calcext:value-type="float">
            <text:p>12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25" calcext:value-type="float">
            <text:p>1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06" calcext:value-type="float">
            <text:p>10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40" calcext:value-type="float">
            <text:p>1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11" calcext:value-type="float">
            <text:p>11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14" calcext:value-type="float">
            <text:p>11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27" calcext:value-type="float">
            <text:p>12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11" calcext:value-type="float">
            <text:p>11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10" calcext:value-type="float">
            <text:p>1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11" calcext:value-type="float">
            <text:p>11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67" calcext:value-type="float">
            <text:p>6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24" calcext:value-type="float">
            <text:p>1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84" calcext:value-type="float">
            <text:p>8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75" calcext:value-type="float">
            <text:p>7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 table:number-rows-repeated="9">
          <table:table-cell table:style-name="ce15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node_count</text:p>
          </table:table-cell>
          <table:table-cell table:style-name="ce13" office:value-type="string" calcext:value-type="string">
            <text:p>ping_interval</text:p>
          </table:table-cell>
          <table:table-cell table:style-name="ce13" office:value-type="string" calcext:value-type="string">
            <text:p>distance_cm</text:p>
          </table:table-cell>
          <table:table-cell table:style-name="ce13" office:value-type="string" calcext:value-type="string">
            <text:p>local_sent_packets</text:p>
          </table:table-cell>
          <table:table-cell table:style-name="ce13" office:value-type="string" calcext:value-type="string">
            <text:p>remote_received_packets</text:p>
          </table:table-cell>
          <table:table-cell table:style-name="ce16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" calcext:value-type="float">
            <text:p>5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" calcext:value-type="float">
            <text:p>5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" calcext:value-type="float">
            <text:p>5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00" calcext:value-type="float">
            <text:p>5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4" calcext:value-type="float">
            <text:p>3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node_count</text:p>
          </table:table-cell>
          <table:table-cell table:style-name="ce13" office:value-type="string" calcext:value-type="string">
            <text:p>ping_interval</text:p>
          </table:table-cell>
          <table:table-cell table:style-name="ce13" office:value-type="string" calcext:value-type="string">
            <text:p>distance_cm</text:p>
          </table:table-cell>
          <table:table-cell table:style-name="ce13" office:value-type="string" calcext:value-type="string">
            <text:p>local_sent_packets</text:p>
          </table:table-cell>
          <table:table-cell table:style-name="ce13" office:value-type="string" calcext:value-type="string">
            <text:p>remote_received_packets</text:p>
          </table:table-cell>
          <table:table-cell table:style-name="ce16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800" calcext:value-type="float">
            <text:p>8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800" calcext:value-type="float">
            <text:p>8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800" calcext:value-type="float">
            <text:p>8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800" calcext:value-type="float">
            <text:p>8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800" calcext:value-type="float">
            <text:p>8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node_count</text:p>
          </table:table-cell>
          <table:table-cell table:style-name="ce13" office:value-type="string" calcext:value-type="string">
            <text:p>ping_interval</text:p>
          </table:table-cell>
          <table:table-cell table:style-name="ce13" office:value-type="string" calcext:value-type="string">
            <text:p>distance_cm</text:p>
          </table:table-cell>
          <table:table-cell table:style-name="ce13" office:value-type="string" calcext:value-type="string">
            <text:p>local_sent_packets</text:p>
          </table:table-cell>
          <table:table-cell table:style-name="ce13" office:value-type="string" calcext:value-type="string">
            <text:p>remote_received_packets</text:p>
          </table:table-cell>
          <table:table-cell table:style-name="ce16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00" calcext:value-type="float">
            <text:p>1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00" calcext:value-type="float">
            <text:p>1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00" calcext:value-type="float">
            <text:p>130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00" calcext:value-type="float">
            <text:p>130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node_count</text:p>
          </table:table-cell>
          <table:table-cell table:style-name="ce13" office:value-type="string" calcext:value-type="string">
            <text:p>ping_interval</text:p>
          </table:table-cell>
          <table:table-cell table:style-name="ce13" office:value-type="string" calcext:value-type="string">
            <text:p>distance_cm</text:p>
          </table:table-cell>
          <table:table-cell table:style-name="ce13" office:value-type="string" calcext:value-type="string">
            <text:p>local_sent_packets</text:p>
          </table:table-cell>
          <table:table-cell table:style-name="ce13" office:value-type="string" calcext:value-type="string">
            <text:p>remote_received_packets</text:p>
          </table:table-cell>
          <table:table-cell table:style-name="ce16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3:59:18.807689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5-05T14:03:13.514316394</dc:date>
    <meta:generator>LibreOffice/6.4.7.2$Linux_X86_64 LibreOffice_project/40$Build-2</meta:generator>
    <meta:editing-duration>PT14M59S</meta:editing-duration>
    <meta:editing-cycles>3</meta:editing-cycles>
    <meta:document-statistic meta:table-count="5" meta:cell-count="990" meta:object-count="0"/>
    <meta:user-defined meta:name="AppVersion">16.0300</meta:user-defined>
  </office:meta>
</office:document-meta>
</file>